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649" officeooo:paragraph-rsid="0006e649"/>
    </style:style>
    <style:style style:name="T1" style:family="text">
      <style:text-properties officeooo:rsid="0008a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did you do for the past week?</text:p>
      <text:p text:style-name="P1"/>
      <text:p text:style-name="P1">- Wrote scenarios/requirements for the week 2 assignment</text:p>
      <text:p text:style-name="P1">- Researched different options for sensors on JLCPCB website</text:p>
      <text:p text:style-name="P1">- Started draft schematic for sensor option</text:p>
      <text:p text:style-name="P1"/>
      <text:p text:style-name="P1">What are you planning on doing?</text:p>
      <text:p text:style-name="P1"/>
      <text:p text:style-name="P1">- Completing draft schematic for sensors</text:p>
      <text:p text:style-name="P1">- </text:p>
      <text:p text:style-name="P1">- Writing specifications and interfaces for sensors module</text:p>
      <text:p text:style-name="P1"/>
      <text:p text:style-name="P1">What obstacles will you face/how will you mitigate them</text:p>
      <text:p text:style-name="P1"/>
      <text:p text:style-name="P1">- Very busy weekend with coursework/general life. Will mitigate it with good time management.</text:p>
      <text:p text:style-name="P1">- Don’t really understand what is required for I2C sensor specifications. Will mitigate it by doing research and consulting datasheets.</text:p>
      <text:p text:style-name="P1">- <text:span text:style-name="T1">Might have to reconsider using potentiometer as analogue sensor. Will look into adding a thermister as wel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0:13:50.196738289</meta:creation-date>
    <meta:generator>LibreOffice/7.3.7.2$Linux_X86_64 LibreOffice_project/30$Build-2</meta:generator>
    <dc:date>2023-03-06T10:23:32.897165605</dc:date>
    <meta:editing-duration>PT9M44S</meta:editing-duration>
    <meta:editing-cycles>2</meta:editing-cycles>
    <meta:document-statistic meta:table-count="0" meta:image-count="0" meta:object-count="0" meta:page-count="1" meta:paragraph-count="12" meta:word-count="114" meta:character-count="717" meta:non-whitespace-character-count="614"/>
  </office:meta>
</office:document-meta>
</file>